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 (a 20cm)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Último: Tiempo (s)</text:p>
          </table:table-cell>
          <table:table-cell office:value-type="string" calcext:value-type="string">
            <text:p>Último: Campo magnético (m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28439891353" calcext:value-type="float">
            <text:p>0,0228439891353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0.0173739037875" calcext:value-type="float">
            <text:p>0,017373903787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214764677984" calcext:value-type="float">
            <text:p>0,0214764677984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0179599843605" calcext:value-type="float">
            <text:p>0,017959984360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0234300697083" calcext:value-type="float">
            <text:p>0,0234300697083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0175692639785" calcext:value-type="float">
            <text:p>0,017569263978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0203043066524" calcext:value-type="float">
            <text:p>0,0203043066524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0179599843605" calcext:value-type="float">
            <text:p>0,0179599843605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0218671881803" calcext:value-type="float">
            <text:p>0,0218671881803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0177646241695" calcext:value-type="float">
            <text:p>0,017764624169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226486289443" calcext:value-type="float">
            <text:p>0,0226486289443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0171785435965" calcext:value-type="float">
            <text:p>0,017178543596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0220625483713" calcext:value-type="float">
            <text:p>0,0220625483713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0165924630235" calcext:value-type="float">
            <text:p>0,0165924630235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0222579085623" calcext:value-type="float">
            <text:p>0,0222579085623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162017426415" calcext:value-type="float">
            <text:p>0,0162017426415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0218671881803" calcext:value-type="float">
            <text:p>0,0218671881803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0163971028325" calcext:value-type="float">
            <text:p>0,0163971028325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0210857474164" calcext:value-type="float">
            <text:p>0,0210857474164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.0187414251244" calcext:value-type="float">
            <text:p>0,01874142512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30393493263" calcext:value-type="float">
            <text:p>0,0230393493263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0.0163971028325" calcext:value-type="float">
            <text:p>0,0163971028325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0234300697083" calcext:value-type="float">
            <text:p>0,0234300697083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0.0156156620685" calcext:value-type="float">
            <text:p>0,0156156620685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.0232347095173" calcext:value-type="float">
            <text:p>0,0232347095173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0.0165924630235" calcext:value-type="float">
            <text:p>0,0165924630235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.0228439891353" calcext:value-type="float">
            <text:p>0,0228439891353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0.0185460649334" calcext:value-type="float">
            <text:p>0,0185460649334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0.0222579085623" calcext:value-type="float">
            <text:p>0,0222579085623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0.0171785435965" calcext:value-type="float">
            <text:p>0,0171785435965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0204996668434" calcext:value-type="float">
            <text:p>0,0204996668434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0.0160063824505" calcext:value-type="float">
            <text:p>0,0160063824505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0.0218671881803" calcext:value-type="float">
            <text:p>0,0218671881803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0.0158110222595" calcext:value-type="float">
            <text:p>0,0158110222595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0.0212811076074" calcext:value-type="float">
            <text:p>0,0212811076074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0.0148342213046" calcext:value-type="float">
            <text:p>0,0148342213046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.0228439891353" calcext:value-type="float">
            <text:p>0,0228439891353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0.0150295814956" calcext:value-type="float">
            <text:p>0,0150295814956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0.0226486289443" calcext:value-type="float">
            <text:p>0,0226486289443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0.0158110222595" calcext:value-type="float">
            <text:p>0,01581102225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10857474164" calcext:value-type="float">
            <text:p>0,0210857474164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0.0154203018776" calcext:value-type="float">
            <text:p>0,0154203018776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0.0210857474164" calcext:value-type="float">
            <text:p>0,0210857474164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0.0156156620685" calcext:value-type="float">
            <text:p>0,0156156620685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0212811076074" calcext:value-type="float">
            <text:p>0,0212811076074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0.0152249416866" calcext:value-type="float">
            <text:p>0,0152249416866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0.0230393493263" calcext:value-type="float">
            <text:p>0,0230393493263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0.0150295814956" calcext:value-type="float">
            <text:p>0,0150295814956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.0208903872254" calcext:value-type="float">
            <text:p>0,0208903872254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0.0158110222595" calcext:value-type="float">
            <text:p>0,0158110222595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0224532687533" calcext:value-type="float">
            <text:p>0,0224532687533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0.0160063824505" calcext:value-type="float">
            <text:p>0,016006382450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STDEV([.B2:.B53])" office:value-type="float" office:value="0.00299246906909586" calcext:value-type="float">
            <text:p>0,002992469069095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8T16:46:07.382415624</dc:date>
    <meta:editing-duration>PT43S</meta:editing-duration>
    <meta:editing-cycles>1</meta:editing-cycles>
    <meta:document-statistic meta:table-count="1" meta:cell-count="107" meta:object-count="0"/>
    <meta:generator>LibreOffice/7.3.7.2$Linux_X86_64 LibreOffice_project/30$Build-2</meta:generator>
  </office:meta>
</office:document-meta>
</file>